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5" style:family="graphic" style:parent-style-name="objectwithoutfill">
      <style:graphic-properties draw:marker-start="Circle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style:font-name="Abyssinica SIL"/>
    </style:style>
    <style:style style:name="P7" style:family="paragraph">
      <loext:graphic-properties draw:fill="none"/>
      <style:paragraph-properties fo:text-align="center"/>
      <style:text-properties style:font-name="Abyssinica SIL" fo:font-size="11pt" style:font-size-asian="11pt" style:font-size-complex="11pt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byssinica SIL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9cm" svg:height="3.506cm" svg:x="-1.2cm" svg:y="0cm" presentation:class="title" presentation:user-transformed="true">
          <draw:text-box>
            <text:p><text:span text:style-name="T1">Pet state machine</text:span></text:p>
          </draw:text-box>
        </draw:frame>
        <draw:custom-shape draw:style-name="gr1" draw:text-style-name="P3" xml:id="id1" draw:id="id1" draw:layer="layout" svg:width="2.2cm" svg:height="1.4cm" svg:x="12.6cm" svg:y="1.4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5.2cm" svg:y1="1.64cm" svg:x2="15.2cm" svg:y2="2.84cm">
          <text:p/>
        </draw:line>
        <draw:frame draw:style-name="gr3" draw:text-style-name="P5" draw:layer="layout" svg:width="4cm" svg:height="1.433cm" svg:x="15.6cm" svg:y="1.567cm">
          <draw:text-box>
            <text:p><text:span text:style-name="T3">Cmde para stop</text:span></text:p>
            <text:p><text:span text:style-name="T3">Led 0.10/0.05s</text:span></text:p>
            <text:p><text:span text:style-name="T3">Time-out 1s</text:span></text:p>
          </draw:text-box>
        </draw:frame>
        <draw:custom-shape draw:style-name="gr1" draw:text-style-name="P3" xml:id="id5" draw:id="id5" draw:layer="layout" svg:width="2.2cm" svg:height="1.4cm" svg:x="17.2cm" svg:y="8.6cm">
          <text:p text:style-name="P2"><text:span text:style-name="T2">parach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9.8cm" svg:y1="8.8cm" svg:x2="19.8cm" svg:y2="9.56cm">
          <text:p/>
        </draw:line>
        <draw:frame draw:style-name="gr3" draw:text-style-name="P5" draw:layer="layout" svg:width="4cm" svg:height="1.433cm" svg:x="20.2cm" svg:y="8.727cm">
          <draw:text-box>
            <text:p><text:span text:style-name="T3">Cmde para open</text:span></text:p>
            <text:p><text:span text:style-name="T3">Led 0.20/0.20s</text:span></text:p>
          </draw:text-box>
        </draw:frame>
        <draw:custom-shape draw:style-name="gr1" draw:text-style-name="P3" xml:id="id6" draw:id="id6" draw:layer="layout" svg:width="2.2cm" svg:height="1.4cm" svg:x="6.8cm" svg:y="8.64cm">
          <text:p text:style-name="P2"><text:span text:style-name="T2">para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9.4cm" svg:y1="8.84cm" svg:x2="9.4cm" svg:y2="9.6cm">
          <text:p/>
        </draw:line>
        <draw:frame draw:style-name="gr4" draw:text-style-name="P5" draw:layer="layout" svg:width="4cm" svg:height="1.433cm" svg:x="9.8cm" svg:y="8.767cm">
          <draw:text-box>
            <text:p><text:span text:style-name="T3">Cmde para open</text:span></text:p>
            <text:p><text:span text:style-name="T3">Led 0.10/0.40s</text:span></text:p>
            <text:p><text:span text:style-name="T3">Time-out = 5s</text:span></text:p>
          </draw:text-box>
        </draw:frame>
        <draw:connector draw:style-name="gr5" draw:text-style-name="P4" draw:layer="layout" draw:type="line" svg:x1="13.735cm" svg:y1="0.457cm" svg:x2="13.7cm" svg:y2="1.44cm" draw:end-shape="id1" draw:end-glue-point="4" svg:d="M13735 457l-35 983" svg:viewBox="0 0 36 984">
          <text:p/>
        </draw:connector>
        <draw:custom-shape draw:style-name="gr1" draw:text-style-name="P3" xml:id="id2" draw:id="id2" draw:layer="layout" svg:width="2.2cm" svg:height="1.4cm" svg:x="6.8cm" svg:y="12.2cm">
          <text:p text:style-name="P2"><text:span text:style-name="T2">para</text:span></text:p>
          <text:p text:style-name="P2"><text:span text:style-name="T2">clo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2.2cm" svg:height="1.4cm" svg:x="12.6cm" svg:y="17.84cm">
          <text:p text:style-name="P2"><text:span text:style-name="T2">wa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5.2cm" svg:y1="18.04cm" svg:x2="15.2cm" svg:y2="19cm">
          <text:p/>
        </draw:line>
        <draw:custom-shape draw:style-name="gr1" draw:text-style-name="P3" xml:id="id4" draw:id="id4" draw:layer="layout" svg:width="2.2cm" svg:height="1.4cm" svg:x="17.2cm" svg:y="12.4cm">
          <text:p text:style-name="P2"><text:span text:style-name="T2">f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20cm" svg:y1="12.646cm" svg:x2="20cm" svg:y2="13.773cm">
          <text:p/>
        </draw:line>
        <draw:frame draw:style-name="gr6" draw:text-style-name="P5" draw:layer="layout" svg:width="4cm" svg:height="1.827cm" svg:x="20.4cm" svg:y="12.573cm">
          <draw:text-box>
            <text:p><text:span text:style-name="T3">Cmde para close</text:span></text:p>
            <text:p><text:span text:style-name="T3">Time-out = flight-time</text:span></text:p>
            <text:p><text:span text:style-name="T3">Led 0.10/0.10s</text:span></text:p>
          </draw:text-box>
        </draw:frame>
        <draw:connector draw:style-name="gr7" draw:text-style-name="P7" draw:layer="layout" draw:type="curve" svg:x1="7.9cm" svg:y1="13.6cm" svg:x2="12.6cm" svg:y2="18.54cm" draw:start-shape="id2" draw:start-glue-point="8" draw:end-shape="id3" draw:end-glue-point="6" svg:d="M7900 13600c0 3294 1566 4940 4700 4940" svg:viewBox="0 0 4701 4941">
          <text:p text:style-name="P6"><text:span text:style-name="T4">time_out</text:span></text:p>
        </draw:connector>
        <draw:connector draw:style-name="gr7" draw:text-style-name="P7" draw:layer="layout" draw:type="curve" svg:x1="13.7cm" svg:y1="17.84cm" svg:x2="18.3cm" svg:y2="13.8cm" draw:start-shape="id3" draw:start-glue-point="4" draw:end-shape="id4" draw:end-glue-point="8" svg:d="M13700 17840c0-3028 4600-1009 4600-4040" svg:viewBox="0 0 4601 4041">
          <text:p text:style-name="P6"><text:span text:style-name="T4">take_off</text:span></text:p>
        </draw:connector>
        <draw:frame draw:style-name="gr4" draw:text-style-name="P5" draw:layer="layout" svg:width="4cm" svg:height="1.039cm" svg:x="15.737cm" svg:y="17.943cm">
          <draw:text-box>
            <text:p><text:span text:style-name="T3">Cmde para stop</text:span></text:p>
            <text:p><text:span text:style-name="T3">Led 0.90/0.10s</text:span></text:p>
          </draw:text-box>
        </draw:frame>
        <draw:connector draw:style-name="gr7" draw:text-style-name="P7" draw:layer="layout" draw:type="curve" svg:x1="18.3cm" svg:y1="12.4cm" svg:x2="18.3cm" svg:y2="10cm" draw:start-shape="id4" draw:start-glue-point="4" draw:end-shape="id5" draw:end-glue-point="8" svg:d="M18300 12400v-2400" svg:viewBox="0 0 1 2401">
          <text:p text:style-name="P6"><text:span text:style-name="T4">time_out</text:span></text:p>
        </draw:connector>
        <draw:connector draw:style-name="gr7" draw:text-style-name="P7" draw:layer="layout" draw:type="curve" svg:x1="7.9cm" svg:y1="10.04cm" svg:x2="7.9cm" svg:y2="12.2cm" draw:start-shape="id6" draw:start-glue-point="8" draw:end-shape="id2" draw:end-glue-point="4" svg:d="M7900 10040v2160" svg:viewBox="0 0 1 2161">
          <text:p text:style-name="P6"><text:span text:style-name="T4">time_out</text:span></text:p>
        </draw:connector>
        <draw:connector draw:style-name="gr7" draw:text-style-name="P7" draw:layer="layout" draw:type="curve" svg:x1="13.7cm" svg:y1="2.84cm" svg:x2="7.9cm" svg:y2="8.64cm" draw:start-shape="id1" draw:start-glue-point="8" draw:end-shape="id6" draw:end-glue-point="4" svg:d="M13700 2840c0 4351-5800 1452-5800 5800" svg:viewBox="0 0 5801 5801">
          <text:p text:style-name="P6"><text:span text:style-name="T4">time_out</text:span></text:p>
        </draw:connector>
        <draw:line draw:style-name="gr2" draw:text-style-name="P4" draw:layer="layout" svg:x1="9.5cm" svg:y1="12.473cm" svg:x2="9.5cm" svg:y2="13.233cm">
          <text:p/>
        </draw:line>
        <draw:frame draw:style-name="gr4" draw:text-style-name="P5" draw:layer="layout" svg:width="4cm" svg:height="1.433cm" svg:x="9.9cm" svg:y="12.4cm">
          <draw:text-box>
            <text:p><text:span text:style-name="T3">Cmde para close</text:span></text:p>
            <text:p><text:span text:style-name="T3">Led 0.40/0.10s</text:span></text:p>
            <text:p><text:span text:style-name="T3">Time-out = 2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nn GOUY</meta:initial-creator>
    <meta:creation-date>2012-10-03T18:48:57</meta:creation-date>
    <dc:date>2016-07-15T17:34:13.226833013</dc:date>
    <dc:creator>Yann </dc:creator>
    <meta:editing-duration>PT3H33M2S</meta:editing-duration>
    <meta:editing-cycles>10</meta:editing-cycles>
    <meta:generator>LibreOffice/5.0.6.2$Linux_X86_64 LibreOffice_project/00$Build-2</meta:generator>
    <meta:document-statistic meta:object-count="48"/>
  </office:meta>
</office:document-meta>
</file>